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1.852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0.847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4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end"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14" style:family="table-cell" style:parent-style-name="Default">
      <style:table-cell-properties fo:background-color="transparent" fo:border="none"/>
      <style:paragraph-properties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16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style:writing-mode="page"/>
      <style:text-properties style:font-name="Liberation Sans1" fo:font-size="10pt" fo:font-style="normal" fo:font-weight="bold" style:font-name-asian="Liberation Sans1" style:font-size-asian="10pt" style:font-name-complex="Liberation Sans1" style:font-size-complex="10pt"/>
    </style:style>
    <style:style style:name="T1" style:family="text">
      <style:text-properties style:font-name="F" fo:font-size="10pt" fo:font-weight="bold" style:text-underline-style="none" style:text-underline-color="font-color"/>
    </style:style>
    <style:style style:name="T2" style:family="text">
      <style:text-properties style:font-name="F" fo:font-size="10pt" style:text-underline-style="none" style:text-underline-color="font-color"/>
    </style:style>
    <style:style style:name="T3" style:family="text">
      <style:text-properties style:font-name="F" fo:font-size="10pt" fo:font-weight="normal" style:text-underline-style="none" style:text-underline-color="font-color"/>
    </style:style>
  </office:automatic-styles>
  <office:body>
    <office:spreadsheet>
      <table:table table:name="Examen 21.07.2022 - 0 fau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3" table:default-cell-style-name="Default"/>
        <table:table-column table:style-name="co4" table:default-cell-style-name="ce12"/>
        <table:table-column table:style-name="co3" table:default-cell-style-name="Default"/>
        <table:table-column table:style-name="co5" table:default-cell-style-name="ce12"/>
        <table:table-column table:style-name="co3" table:default-cell-style-name="Default"/>
        <table:table-column table:style-name="co4" table:default-cell-style-name="ce12"/>
        <table:table-column table:style-name="co6" table:number-columns-repeated="1113" table:default-cell-style-name="Default"/>
        <table:table-column table:style-name="co7" table:default-cell-style-name="Default"/>
        <table:table-row table:style-name="ro1">
          <table:table-cell table:style-name="ce5"/>
          <table:table-cell table:style-name="ce6" office:value-type="string" calcext:value-type="string">
            <text:p><text:span text:style-name="T1">Source :</text:span></text:p>
          </table:table-cell>
          <table:table-cell table:style-name="ce7" office:value-type="string" calcext:value-type="string">
            <text:p><text:span text:style-name="T3">Lotus Note &gt; Documents Formations – by category &gt; Scrum – PSPO 1 &gt; 03 – Tests</text:span></text:p>
          </table:table-cell>
          <table:table-cell table:style-name="ce6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20"/>
          <table:table-cell table:number-columns-repeated="1094"/>
        </table:table-row>
        <table:table-row table:style-name="ro2">
          <table:table-cell table:style-name="ce5" office:value-type="string" calcext:value-type="string">
            <text:p><text:span text:style-name="T1">#</text:span></text:p>
          </table:table-cell>
          <table:table-cell table:style-name="ce6" office:value-type="string" calcext:value-type="string">
            <text:p><text:span text:style-name="T1">Bonne réponse</text:span></text:p>
          </table:table-cell>
          <table:table-cell table:style-name="ce6" office:value-type="string" calcext:value-type="string" table:number-columns-spanned="2" table:number-rows-spanned="1">
            <text:p><text:span text:style-name="T1">1st try 23.03.2023</text:span>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<text:span text:style-name="T1">2nd try 24.03.2022</text:span></text:p>
          </table:table-cell>
          <table:covered-table-cell table:style-name="ce13"/>
          <table:table-cell table:style-name="ce10" office:value-type="string" calcext:value-type="string" table:number-columns-spanned="2" table:number-rows-spanned="1">
            <text:p>3rd try</text:p>
            <text:p>(29.03.2023</text:p>
          </table:table-cell>
          <table:covered-table-cell table:style-name="ce13" office:value-type="string" calcext:value-type="string">
            <text:p>3rd try</text:p>
          </table:covered-table-cell>
          <table:table-cell table:style-name="ce3" office:value-type="string" calcext:value-type="string" table:number-columns-spanned="2" table:number-rows-spanned="1">
            <text:p><text:span text:style-name="T1">4th try</text:span></text:p>
          </table:table-cell>
          <table:covered-table-cell table:style-name="ce13"/>
          <table:table-cell table:style-name="ce3" table:number-columns-spanned="2" table:number-rows-spanned="1"/>
          <table:covered-table-cell table:style-name="ce14"/>
          <table:table-cell table:style-name="ce14" table:number-columns-repeated="20"/>
          <table:table-cell table:number-columns-repeated="10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B</text:span></text:p>
          </table:table-cell>
          <table:table-cell office:value-type="string" calcext:value-type="string">
            <text:p><text:span text:style-name="T2">B</text:span></text:p>
          </table:table-cell>
          <table:table-cell table:formula="of:=IF([.$B3]=&quot;&quot;;&quot;?&quot;;IF([.$B3]=[.C3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B</text:span></text:p>
          </table:table-cell>
          <table:table-cell table:formula="of:=IF([.$B3]=&quot;&quot;;&quot;?&quot;;IF([.$B3]=[.E3];&quot;V&quot;;&quot;X&quot;))" office:value-type="string" office:string-value="V" calcext:value-type="string">
            <text:p>V</text:p>
          </table:table-cell>
          <table:table-cell office:value-type="string" calcext:value-type="string">
            <text:p>B</text:p>
          </table:table-cell>
          <table:table-cell table:formula="of:=IF([.$B3]=&quot;&quot;;&quot;?&quot;;IF([.$B3]=[.G3];&quot;V&quot;;&quot;X&quot;))" office:value-type="string" office:string-value="V" calcext:value-type="string">
            <text:p>V</text:p>
          </table:table-cell>
          <table:table-cell/>
          <table:table-cell table:formula="of:=IF([.$B3]=&quot;&quot;;&quot;?&quot;;IF([.$B3]=[.I3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A</text:span>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4]=&quot;&quot;;&quot;?&quot;;IF([.$B4]=[.C4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4]=&quot;&quot;;&quot;?&quot;;IF([.$B4]=[.E4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formula="of:=IF([.$B4]=&quot;&quot;;&quot;?&quot;;IF([.$B4]=[.G4];&quot;V&quot;;&quot;X&quot;))" office:value-type="string" office:string-value="V" calcext:value-type="string">
            <text:p>V</text:p>
          </table:table-cell>
          <table:table-cell/>
          <table:table-cell table:formula="of:=IF([.$B4]=&quot;&quot;;&quot;?&quot;;IF([.$B4]=[.I4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C D E</text:span></text:p>
          </table:table-cell>
          <table:table-cell office:value-type="string" calcext:value-type="string">
            <text:p><text:span text:style-name="T2">C D E</text:span></text:p>
          </table:table-cell>
          <table:table-cell table:formula="of:=IF([.$B5]=&quot;&quot;;&quot;?&quot;;IF([.$B5]=[.C5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C D E</text:span></text:p>
          </table:table-cell>
          <table:table-cell table:formula="of:=IF([.$B5]=&quot;&quot;;&quot;?&quot;;IF([.$B5]=[.E5];&quot;V&quot;;&quot;X&quot;))" office:value-type="string" office:string-value="V" calcext:value-type="string">
            <text:p>V</text:p>
          </table:table-cell>
          <table:table-cell office:value-type="string" calcext:value-type="string">
            <text:p>C D E</text:p>
          </table:table-cell>
          <table:table-cell table:formula="of:=IF([.$B5]=&quot;&quot;;&quot;?&quot;;IF([.$B5]=[.G5];&quot;V&quot;;&quot;X&quot;))" office:value-type="string" office:string-value="V" calcext:value-type="string">
            <text:p>V</text:p>
          </table:table-cell>
          <table:table-cell/>
          <table:table-cell table:formula="of:=IF([.$B5]=&quot;&quot;;&quot;?&quot;;IF([.$B5]=[.I5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D</text:span>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6]=&quot;&quot;;&quot;?&quot;;IF([.$B6]=[.C6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6]=&quot;&quot;;&quot;?&quot;;IF([.$B6]=[.E6];&quot;V&quot;;&quot;X&quot;))" office:value-type="string" office:string-value="V" calcext:value-type="string">
            <text:p>V</text:p>
          </table:table-cell>
          <table:table-cell office:value-type="string" calcext:value-type="string">
            <text:p>B</text:p>
          </table:table-cell>
          <table:table-cell table:formula="of:=IF([.$B6]=&quot;&quot;;&quot;?&quot;;IF([.$B6]=[.G6];&quot;V&quot;;&quot;X&quot;))" office:value-type="string" office:string-value="X" calcext:value-type="string">
            <text:p>X</text:p>
          </table:table-cell>
          <table:table-cell/>
          <table:table-cell table:formula="of:=IF([.$B6]=&quot;&quot;;&quot;?&quot;;IF([.$B6]=[.I6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2">A</text:span>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7]=&quot;&quot;;&quot;?&quot;;IF([.$B7]=[.C7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7]=&quot;&quot;;&quot;?&quot;;IF([.$B7]=[.E7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formula="of:=IF([.$B7]=&quot;&quot;;&quot;?&quot;;IF([.$B7]=[.G7];&quot;V&quot;;&quot;X&quot;))" office:value-type="string" office:string-value="V" calcext:value-type="string">
            <text:p>V</text:p>
          </table:table-cell>
          <table:table-cell/>
          <table:table-cell table:formula="of:=IF([.$B7]=&quot;&quot;;&quot;?&quot;;IF([.$B7]=[.I7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2">A D</text:span></text:p>
          </table:table-cell>
          <table:table-cell office:value-type="string" calcext:value-type="string">
            <text:p><text:span text:style-name="T2">A D</text:span></text:p>
          </table:table-cell>
          <table:table-cell table:formula="of:=IF([.$B8]=&quot;&quot;;&quot;?&quot;;IF([.$B8]=[.C8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 D</text:span></text:p>
          </table:table-cell>
          <table:table-cell table:formula="of:=IF([.$B8]=&quot;&quot;;&quot;?&quot;;IF([.$B8]=[.E8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D</text:p>
          </table:table-cell>
          <table:table-cell table:formula="of:=IF([.$B8]=&quot;&quot;;&quot;?&quot;;IF([.$B8]=[.G8];&quot;V&quot;;&quot;X&quot;))" office:value-type="string" office:string-value="V" calcext:value-type="string">
            <text:p>V</text:p>
          </table:table-cell>
          <table:table-cell/>
          <table:table-cell table:formula="of:=IF([.$B8]=&quot;&quot;;&quot;?&quot;;IF([.$B8]=[.I8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2">C</text:span></text:p>
          </table:table-cell>
          <table:table-cell office:value-type="string" calcext:value-type="string">
            <text:p><text:span text:style-name="T2">C</text:span></text:p>
          </table:table-cell>
          <table:table-cell table:formula="of:=IF([.$B9]=&quot;&quot;;&quot;?&quot;;IF([.$B9]=[.C9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C</text:span></text:p>
          </table:table-cell>
          <table:table-cell table:formula="of:=IF([.$B9]=&quot;&quot;;&quot;?&quot;;IF([.$B9]=[.E9];&quot;V&quot;;&quot;X&quot;))" office:value-type="string" office:string-value="V" calcext:value-type="string">
            <text:p>V</text:p>
          </table:table-cell>
          <table:table-cell office:value-type="string" calcext:value-type="string">
            <text:p>C</text:p>
          </table:table-cell>
          <table:table-cell table:formula="of:=IF([.$B9]=&quot;&quot;;&quot;?&quot;;IF([.$B9]=[.G9];&quot;V&quot;;&quot;X&quot;))" office:value-type="string" office:string-value="V" calcext:value-type="string">
            <text:p>V</text:p>
          </table:table-cell>
          <table:table-cell/>
          <table:table-cell table:formula="of:=IF([.$B9]=&quot;&quot;;&quot;?&quot;;IF([.$B9]=[.I9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2">C</text:span></text:p>
          </table:table-cell>
          <table:table-cell office:value-type="string" calcext:value-type="string">
            <text:p><text:span text:style-name="T2">C</text:span></text:p>
          </table:table-cell>
          <table:table-cell table:formula="of:=IF([.$B10]=&quot;&quot;;&quot;?&quot;;IF([.$B10]=[.C10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C</text:span></text:p>
          </table:table-cell>
          <table:table-cell table:formula="of:=IF([.$B10]=&quot;&quot;;&quot;?&quot;;IF([.$B10]=[.E10];&quot;V&quot;;&quot;X&quot;))" office:value-type="string" office:string-value="V" calcext:value-type="string">
            <text:p>V</text:p>
          </table:table-cell>
          <table:table-cell office:value-type="string" calcext:value-type="string">
            <text:p>C</text:p>
          </table:table-cell>
          <table:table-cell table:formula="of:=IF([.$B10]=&quot;&quot;;&quot;?&quot;;IF([.$B10]=[.G10];&quot;V&quot;;&quot;X&quot;))" office:value-type="string" office:string-value="V" calcext:value-type="string">
            <text:p>V</text:p>
          </table:table-cell>
          <table:table-cell/>
          <table:table-cell table:formula="of:=IF([.$B10]=&quot;&quot;;&quot;?&quot;;IF([.$B10]=[.I10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11]=&quot;&quot;;&quot;?&quot;;IF([.$B11]=[.C11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11]=&quot;&quot;;&quot;?&quot;;IF([.$B11]=[.E11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formula="of:=IF([.$B11]=&quot;&quot;;&quot;?&quot;;IF([.$B11]=[.G11];&quot;V&quot;;&quot;X&quot;))" office:value-type="string" office:string-value="V" calcext:value-type="string">
            <text:p>V</text:p>
          </table:table-cell>
          <table:table-cell/>
          <table:table-cell table:formula="of:=IF([.$B11]=&quot;&quot;;&quot;?&quot;;IF([.$B11]=[.I11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office:value-type="string" calcext:value-type="string">
            <text:p><text:span text:style-name="T2">B D E</text:span></text:p>
          </table:table-cell>
          <table:table-cell office:value-type="string" calcext:value-type="string">
            <text:p><text:span text:style-name="T2">B D E</text:span></text:p>
          </table:table-cell>
          <table:table-cell table:formula="of:=IF([.$B12]=&quot;&quot;;&quot;?&quot;;IF([.$B12]=[.C12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B D E</text:span></text:p>
          </table:table-cell>
          <table:table-cell table:formula="of:=IF([.$B12]=&quot;&quot;;&quot;?&quot;;IF([.$B12]=[.E12];&quot;V&quot;;&quot;X&quot;))" office:value-type="string" office:string-value="V" calcext:value-type="string">
            <text:p>V</text:p>
          </table:table-cell>
          <table:table-cell office:value-type="string" calcext:value-type="string">
            <text:p>B D E</text:p>
          </table:table-cell>
          <table:table-cell table:formula="of:=IF([.$B12]=&quot;&quot;;&quot;?&quot;;IF([.$B12]=[.G12];&quot;V&quot;;&quot;X&quot;))" office:value-type="string" office:string-value="V" calcext:value-type="string">
            <text:p>V</text:p>
          </table:table-cell>
          <table:table-cell/>
          <table:table-cell table:formula="of:=IF([.$B12]=&quot;&quot;;&quot;?&quot;;IF([.$B12]=[.I12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2">C</text:span></text:p>
          </table:table-cell>
          <table:table-cell office:value-type="string" calcext:value-type="string">
            <text:p><text:span text:style-name="T2">C</text:span></text:p>
          </table:table-cell>
          <table:table-cell table:formula="of:=IF([.$B13]=&quot;&quot;;&quot;?&quot;;IF([.$B13]=[.C13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C</text:span></text:p>
          </table:table-cell>
          <table:table-cell table:formula="of:=IF([.$B13]=&quot;&quot;;&quot;?&quot;;IF([.$B13]=[.E13];&quot;V&quot;;&quot;X&quot;))" office:value-type="string" office:string-value="V" calcext:value-type="string">
            <text:p>V</text:p>
          </table:table-cell>
          <table:table-cell office:value-type="string" calcext:value-type="string">
            <text:p>C</text:p>
          </table:table-cell>
          <table:table-cell table:formula="of:=IF([.$B13]=&quot;&quot;;&quot;?&quot;;IF([.$B13]=[.G13];&quot;V&quot;;&quot;X&quot;))" office:value-type="string" office:string-value="V" calcext:value-type="string">
            <text:p>V</text:p>
          </table:table-cell>
          <table:table-cell/>
          <table:table-cell table:formula="of:=IF([.$B13]=&quot;&quot;;&quot;?&quot;;IF([.$B13]=[.I13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14]=&quot;&quot;;&quot;?&quot;;IF([.$B14]=[.C14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14]=&quot;&quot;;&quot;?&quot;;IF([.$B14]=[.E14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formula="of:=IF([.$B14]=&quot;&quot;;&quot;?&quot;;IF([.$B14]=[.G14];&quot;V&quot;;&quot;X&quot;))" office:value-type="string" office:string-value="V" calcext:value-type="string">
            <text:p>V</text:p>
          </table:table-cell>
          <table:table-cell/>
          <table:table-cell table:formula="of:=IF([.$B14]=&quot;&quot;;&quot;?&quot;;IF([.$B14]=[.I14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2">V</text:span></text:p>
          </table:table-cell>
          <table:table-cell office:value-type="string" calcext:value-type="string">
            <text:p><text:span text:style-name="T2">V</text:span></text:p>
          </table:table-cell>
          <table:table-cell table:formula="of:=IF([.$B15]=&quot;&quot;;&quot;?&quot;;IF([.$B15]=[.C15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V</text:span></text:p>
          </table:table-cell>
          <table:table-cell table:formula="of:=IF([.$B15]=&quot;&quot;;&quot;?&quot;;IF([.$B15]=[.E15];&quot;V&quot;;&quot;X&quot;)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table:formula="of:=IF([.$B15]=&quot;&quot;;&quot;?&quot;;IF([.$B15]=[.G15];&quot;V&quot;;&quot;X&quot;))" office:value-type="string" office:string-value="V" calcext:value-type="string">
            <text:p>V</text:p>
          </table:table-cell>
          <table:table-cell/>
          <table:table-cell table:formula="of:=IF([.$B15]=&quot;&quot;;&quot;?&quot;;IF([.$B15]=[.I15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2">C D</text:span></text:p>
          </table:table-cell>
          <table:table-cell office:value-type="string" calcext:value-type="string">
            <text:p><text:span text:style-name="T2">C D</text:span></text:p>
          </table:table-cell>
          <table:table-cell table:formula="of:=IF([.$B16]=&quot;&quot;;&quot;?&quot;;IF([.$B16]=[.C16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C D</text:span></text:p>
          </table:table-cell>
          <table:table-cell table:formula="of:=IF([.$B16]=&quot;&quot;;&quot;?&quot;;IF([.$B16]=[.E16];&quot;V&quot;;&quot;X&quot;))" office:value-type="string" office:string-value="V" calcext:value-type="string">
            <text:p>V</text:p>
          </table:table-cell>
          <table:table-cell office:value-type="string" calcext:value-type="string">
            <text:p>C D</text:p>
          </table:table-cell>
          <table:table-cell table:formula="of:=IF([.$B16]=&quot;&quot;;&quot;?&quot;;IF([.$B16]=[.G16];&quot;V&quot;;&quot;X&quot;))" office:value-type="string" office:string-value="V" calcext:value-type="string">
            <text:p>V</text:p>
          </table:table-cell>
          <table:table-cell/>
          <table:table-cell table:formula="of:=IF([.$B16]=&quot;&quot;;&quot;?&quot;;IF([.$B16]=[.I16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2">V</text:span></text:p>
          </table:table-cell>
          <table:table-cell office:value-type="string" calcext:value-type="string">
            <text:p><text:span text:style-name="T2">V</text:span></text:p>
          </table:table-cell>
          <table:table-cell table:formula="of:=IF([.$B17]=&quot;&quot;;&quot;?&quot;;IF([.$B17]=[.C17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V</text:span></text:p>
          </table:table-cell>
          <table:table-cell table:formula="of:=IF([.$B17]=&quot;&quot;;&quot;?&quot;;IF([.$B17]=[.E17];&quot;V&quot;;&quot;X&quot;)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table:formula="of:=IF([.$B17]=&quot;&quot;;&quot;?&quot;;IF([.$B17]=[.G17];&quot;V&quot;;&quot;X&quot;))" office:value-type="string" office:string-value="V" calcext:value-type="string">
            <text:p>V</text:p>
          </table:table-cell>
          <table:table-cell/>
          <table:table-cell table:formula="of:=IF([.$B17]=&quot;&quot;;&quot;?&quot;;IF([.$B17]=[.I17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2">D E</text:span></text:p>
          </table:table-cell>
          <table:table-cell office:value-type="string" calcext:value-type="string">
            <text:p><text:span text:style-name="T2">D E</text:span></text:p>
          </table:table-cell>
          <table:table-cell table:formula="of:=IF([.$B18]=&quot;&quot;;&quot;?&quot;;IF([.$B18]=[.C18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D E</text:span></text:p>
          </table:table-cell>
          <table:table-cell table:formula="of:=IF([.$B18]=&quot;&quot;;&quot;?&quot;;IF([.$B18]=[.E18];&quot;V&quot;;&quot;X&quot;))" office:value-type="string" office:string-value="V" calcext:value-type="string">
            <text:p>V</text:p>
          </table:table-cell>
          <table:table-cell office:value-type="string" calcext:value-type="string">
            <text:p>D E</text:p>
          </table:table-cell>
          <table:table-cell table:formula="of:=IF([.$B18]=&quot;&quot;;&quot;?&quot;;IF([.$B18]=[.G18];&quot;V&quot;;&quot;X&quot;))" office:value-type="string" office:string-value="V" calcext:value-type="string">
            <text:p>V</text:p>
          </table:table-cell>
          <table:table-cell/>
          <table:table-cell table:formula="of:=IF([.$B18]=&quot;&quot;;&quot;?&quot;;IF([.$B18]=[.I18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19]=&quot;&quot;;&quot;?&quot;;IF([.$B19]=[.C19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19]=&quot;&quot;;&quot;?&quot;;IF([.$B19]=[.E19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formula="of:=IF([.$B19]=&quot;&quot;;&quot;?&quot;;IF([.$B19]=[.G19];&quot;V&quot;;&quot;X&quot;))" office:value-type="string" office:string-value="V" calcext:value-type="string">
            <text:p>V</text:p>
          </table:table-cell>
          <table:table-cell/>
          <table:table-cell table:formula="of:=IF([.$B19]=&quot;&quot;;&quot;?&quot;;IF([.$B19]=[.I19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2">A B C</text:span></text:p>
          </table:table-cell>
          <table:table-cell office:value-type="string" calcext:value-type="string">
            <text:p><text:span text:style-name="T2">A B C</text:span></text:p>
          </table:table-cell>
          <table:table-cell table:formula="of:=IF([.$B20]=&quot;&quot;;&quot;?&quot;;IF([.$B20]=[.C20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 B C</text:span></text:p>
          </table:table-cell>
          <table:table-cell table:formula="of:=IF([.$B20]=&quot;&quot;;&quot;?&quot;;IF([.$B20]=[.E20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B C</text:p>
          </table:table-cell>
          <table:table-cell table:formula="of:=IF([.$B20]=&quot;&quot;;&quot;?&quot;;IF([.$B20]=[.G20];&quot;V&quot;;&quot;X&quot;))" office:value-type="string" office:string-value="V" calcext:value-type="string">
            <text:p>V</text:p>
          </table:table-cell>
          <table:table-cell/>
          <table:table-cell table:formula="of:=IF([.$B20]=&quot;&quot;;&quot;?&quot;;IF([.$B20]=[.I20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21]=&quot;&quot;;&quot;?&quot;;IF([.$B21]=[.C21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21]=&quot;&quot;;&quot;?&quot;;IF([.$B21]=[.E21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formula="of:=IF([.$B21]=&quot;&quot;;&quot;?&quot;;IF([.$B21]=[.G21];&quot;V&quot;;&quot;X&quot;))" office:value-type="string" office:string-value="V" calcext:value-type="string">
            <text:p>V</text:p>
          </table:table-cell>
          <table:table-cell/>
          <table:table-cell table:formula="of:=IF([.$B21]=&quot;&quot;;&quot;?&quot;;IF([.$B21]=[.I21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22]=&quot;&quot;;&quot;?&quot;;IF([.$B22]=[.C22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22]=&quot;&quot;;&quot;?&quot;;IF([.$B22]=[.E22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formula="of:=IF([.$B22]=&quot;&quot;;&quot;?&quot;;IF([.$B22]=[.G22];&quot;V&quot;;&quot;X&quot;))" office:value-type="string" office:string-value="V" calcext:value-type="string">
            <text:p>V</text:p>
          </table:table-cell>
          <table:table-cell/>
          <table:table-cell table:formula="of:=IF([.$B22]=&quot;&quot;;&quot;?&quot;;IF([.$B22]=[.I22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2">D E</text:span></text:p>
          </table:table-cell>
          <table:table-cell office:value-type="string" calcext:value-type="string">
            <text:p><text:span text:style-name="T2">D E</text:span></text:p>
          </table:table-cell>
          <table:table-cell table:formula="of:=IF([.$B23]=&quot;&quot;;&quot;?&quot;;IF([.$B23]=[.C23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D E</text:span></text:p>
          </table:table-cell>
          <table:table-cell table:formula="of:=IF([.$B23]=&quot;&quot;;&quot;?&quot;;IF([.$B23]=[.E23];&quot;V&quot;;&quot;X&quot;))" office:value-type="string" office:string-value="V" calcext:value-type="string">
            <text:p>V</text:p>
          </table:table-cell>
          <table:table-cell office:value-type="string" calcext:value-type="string">
            <text:p>D E</text:p>
          </table:table-cell>
          <table:table-cell table:formula="of:=IF([.$B23]=&quot;&quot;;&quot;?&quot;;IF([.$B23]=[.G23];&quot;V&quot;;&quot;X&quot;))" office:value-type="string" office:string-value="V" calcext:value-type="string">
            <text:p>V</text:p>
          </table:table-cell>
          <table:table-cell/>
          <table:table-cell table:formula="of:=IF([.$B23]=&quot;&quot;;&quot;?&quot;;IF([.$B23]=[.I23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2">A C D</text:span></text:p>
          </table:table-cell>
          <table:table-cell office:value-type="string" calcext:value-type="string">
            <text:p><text:span text:style-name="T2">A C E</text:span></text:p>
          </table:table-cell>
          <table:table-cell table:formula="of:=IF([.$B24]=&quot;&quot;;&quot;?&quot;;IF([.$B24]=[.C24];&quot;V&quot;;&quot;X&quot;))" office:value-type="string" office:string-value="X" calcext:value-type="string">
            <text:p>X</text:p>
          </table:table-cell>
          <table:table-cell office:value-type="string" calcext:value-type="string">
            <text:p><text:span text:style-name="T2">A C D</text:span></text:p>
          </table:table-cell>
          <table:table-cell table:formula="of:=IF([.$B24]=&quot;&quot;;&quot;?&quot;;IF([.$B24]=[.E24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C D</text:p>
          </table:table-cell>
          <table:table-cell table:formula="of:=IF([.$B24]=&quot;&quot;;&quot;?&quot;;IF([.$B24]=[.G24];&quot;V&quot;;&quot;X&quot;))" office:value-type="string" office:string-value="V" calcext:value-type="string">
            <text:p>V</text:p>
          </table:table-cell>
          <table:table-cell/>
          <table:table-cell table:formula="of:=IF([.$B24]=&quot;&quot;;&quot;?&quot;;IF([.$B24]=[.I24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2">A</text:span>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25]=&quot;&quot;;&quot;?&quot;;IF([.$B25]=[.C25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25]=&quot;&quot;;&quot;?&quot;;IF([.$B25]=[.E25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formula="of:=IF([.$B25]=&quot;&quot;;&quot;?&quot;;IF([.$B25]=[.G25];&quot;V&quot;;&quot;X&quot;))" office:value-type="string" office:string-value="V" calcext:value-type="string">
            <text:p>V</text:p>
          </table:table-cell>
          <table:table-cell/>
          <table:table-cell table:formula="of:=IF([.$B25]=&quot;&quot;;&quot;?&quot;;IF([.$B25]=[.I25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2">V</text:span>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26]=&quot;&quot;;&quot;?&quot;;IF([.$B26]=[.C26];&quot;V&quot;;&quot;X&quot;))" office:value-type="string" office:string-value="X" calcext:value-type="string">
            <text:p>X</text:p>
          </table:table-cell>
          <table:table-cell office:value-type="string" calcext:value-type="string">
            <text:p><text:span text:style-name="T2">V</text:span></text:p>
          </table:table-cell>
          <table:table-cell table:formula="of:=IF([.$B26]=&quot;&quot;;&quot;?&quot;;IF([.$B26]=[.E26];&quot;V&quot;;&quot;X&quot;)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table:formula="of:=IF([.$B26]=&quot;&quot;;&quot;?&quot;;IF([.$B26]=[.G26];&quot;V&quot;;&quot;X&quot;))" office:value-type="string" office:string-value="V" calcext:value-type="string">
            <text:p>V</text:p>
          </table:table-cell>
          <table:table-cell/>
          <table:table-cell table:formula="of:=IF([.$B26]=&quot;&quot;;&quot;?&quot;;IF([.$B26]=[.I26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2">E</text:span></text:p>
          </table:table-cell>
          <table:table-cell office:value-type="string" calcext:value-type="string">
            <text:p><text:span text:style-name="T2">E</text:span></text:p>
          </table:table-cell>
          <table:table-cell table:formula="of:=IF([.$B27]=&quot;&quot;;&quot;?&quot;;IF([.$B27]=[.C27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E</text:span></text:p>
          </table:table-cell>
          <table:table-cell table:formula="of:=IF([.$B27]=&quot;&quot;;&quot;?&quot;;IF([.$B27]=[.E27];&quot;V&quot;;&quot;X&quot;))" office:value-type="string" office:string-value="V" calcext:value-type="string">
            <text:p>V</text:p>
          </table:table-cell>
          <table:table-cell office:value-type="string" calcext:value-type="string">
            <text:p>E</text:p>
          </table:table-cell>
          <table:table-cell table:formula="of:=IF([.$B27]=&quot;&quot;;&quot;?&quot;;IF([.$B27]=[.G27];&quot;V&quot;;&quot;X&quot;))" office:value-type="string" office:string-value="V" calcext:value-type="string">
            <text:p>V</text:p>
          </table:table-cell>
          <table:table-cell/>
          <table:table-cell table:formula="of:=IF([.$B27]=&quot;&quot;;&quot;?&quot;;IF([.$B27]=[.I27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2">A</text:span>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28]=&quot;&quot;;&quot;?&quot;;IF([.$B28]=[.C28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28]=&quot;&quot;;&quot;?&quot;;IF([.$B28]=[.E28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formula="of:=IF([.$B28]=&quot;&quot;;&quot;?&quot;;IF([.$B28]=[.G28];&quot;V&quot;;&quot;X&quot;))" office:value-type="string" office:string-value="V" calcext:value-type="string">
            <text:p>V</text:p>
          </table:table-cell>
          <table:table-cell/>
          <table:table-cell table:formula="of:=IF([.$B28]=&quot;&quot;;&quot;?&quot;;IF([.$B28]=[.I28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2">A</text:span>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29]=&quot;&quot;;&quot;?&quot;;IF([.$B29]=[.C29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29]=&quot;&quot;;&quot;?&quot;;IF([.$B29]=[.E29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formula="of:=IF([.$B29]=&quot;&quot;;&quot;?&quot;;IF([.$B29]=[.G29];&quot;V&quot;;&quot;X&quot;))" office:value-type="string" office:string-value="V" calcext:value-type="string">
            <text:p>V</text:p>
          </table:table-cell>
          <table:table-cell/>
          <table:table-cell table:formula="of:=IF([.$B29]=&quot;&quot;;&quot;?&quot;;IF([.$B29]=[.I29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2">A E</text:span></text:p>
          </table:table-cell>
          <table:table-cell office:value-type="string" calcext:value-type="string">
            <text:p><text:span text:style-name="T2">A E</text:span></text:p>
          </table:table-cell>
          <table:table-cell table:formula="of:=IF([.$B30]=&quot;&quot;;&quot;?&quot;;IF([.$B30]=[.C30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 E</text:span></text:p>
          </table:table-cell>
          <table:table-cell table:formula="of:=IF([.$B30]=&quot;&quot;;&quot;?&quot;;IF([.$B30]=[.E30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E</text:p>
          </table:table-cell>
          <table:table-cell table:formula="of:=IF([.$B30]=&quot;&quot;;&quot;?&quot;;IF([.$B30]=[.G30];&quot;V&quot;;&quot;X&quot;))" office:value-type="string" office:string-value="V" calcext:value-type="string">
            <text:p>V</text:p>
          </table:table-cell>
          <table:table-cell/>
          <table:table-cell table:formula="of:=IF([.$B30]=&quot;&quot;;&quot;?&quot;;IF([.$B30]=[.I30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31]=&quot;&quot;;&quot;?&quot;;IF([.$B31]=[.C31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31]=&quot;&quot;;&quot;?&quot;;IF([.$B31]=[.E31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formula="of:=IF([.$B31]=&quot;&quot;;&quot;?&quot;;IF([.$B31]=[.G31];&quot;V&quot;;&quot;X&quot;))" office:value-type="string" office:string-value="V" calcext:value-type="string">
            <text:p>V</text:p>
          </table:table-cell>
          <table:table-cell/>
          <table:table-cell table:formula="of:=IF([.$B31]=&quot;&quot;;&quot;?&quot;;IF([.$B31]=[.I31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office:value-type="string" calcext:value-type="string">
            <text:p><text:span text:style-name="T2">D</text:span>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32]=&quot;&quot;;&quot;?&quot;;IF([.$B32]=[.C32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32]=&quot;&quot;;&quot;?&quot;;IF([.$B32]=[.E32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formula="of:=IF([.$B32]=&quot;&quot;;&quot;?&quot;;IF([.$B32]=[.G32];&quot;V&quot;;&quot;X&quot;))" office:value-type="string" office:string-value="V" calcext:value-type="string">
            <text:p>V</text:p>
          </table:table-cell>
          <table:table-cell/>
          <table:table-cell table:formula="of:=IF([.$B32]=&quot;&quot;;&quot;?&quot;;IF([.$B32]=[.I32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pan text:style-name="T2">A B</text:span></text:p>
          </table:table-cell>
          <table:table-cell office:value-type="string" calcext:value-type="string">
            <text:p><text:span text:style-name="T2">A B</text:span></text:p>
          </table:table-cell>
          <table:table-cell table:formula="of:=IF([.$B33]=&quot;&quot;;&quot;?&quot;;IF([.$B33]=[.C33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 B</text:span></text:p>
          </table:table-cell>
          <table:table-cell table:formula="of:=IF([.$B33]=&quot;&quot;;&quot;?&quot;;IF([.$B33]=[.E33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B</text:p>
          </table:table-cell>
          <table:table-cell table:formula="of:=IF([.$B33]=&quot;&quot;;&quot;?&quot;;IF([.$B33]=[.G33];&quot;V&quot;;&quot;X&quot;))" office:value-type="string" office:string-value="V" calcext:value-type="string">
            <text:p>V</text:p>
          </table:table-cell>
          <table:table-cell/>
          <table:table-cell table:formula="of:=IF([.$B33]=&quot;&quot;;&quot;?&quot;;IF([.$B33]=[.I33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2">A</text:span>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34]=&quot;&quot;;&quot;?&quot;;IF([.$B34]=[.C34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34]=&quot;&quot;;&quot;?&quot;;IF([.$B34]=[.E34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formula="of:=IF([.$B34]=&quot;&quot;;&quot;?&quot;;IF([.$B34]=[.G34];&quot;V&quot;;&quot;X&quot;))" office:value-type="string" office:string-value="V" calcext:value-type="string">
            <text:p>V</text:p>
          </table:table-cell>
          <table:table-cell/>
          <table:table-cell table:formula="of:=IF([.$B34]=&quot;&quot;;&quot;?&quot;;IF([.$B34]=[.I34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35]=&quot;&quot;;&quot;?&quot;;IF([.$B35]=[.C35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35]=&quot;&quot;;&quot;?&quot;;IF([.$B35]=[.E35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formula="of:=IF([.$B35]=&quot;&quot;;&quot;?&quot;;IF([.$B35]=[.G35];&quot;V&quot;;&quot;X&quot;))" office:value-type="string" office:string-value="V" calcext:value-type="string">
            <text:p>V</text:p>
          </table:table-cell>
          <table:table-cell/>
          <table:table-cell table:formula="of:=IF([.$B35]=&quot;&quot;;&quot;?&quot;;IF([.$B35]=[.I35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pan text:style-name="T2">C</text:span></text:p>
          </table:table-cell>
          <table:table-cell office:value-type="string" calcext:value-type="string">
            <text:p><text:span text:style-name="T2">C</text:span></text:p>
          </table:table-cell>
          <table:table-cell table:formula="of:=IF([.$B36]=&quot;&quot;;&quot;?&quot;;IF([.$B36]=[.C36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C</text:span></text:p>
          </table:table-cell>
          <table:table-cell table:formula="of:=IF([.$B36]=&quot;&quot;;&quot;?&quot;;IF([.$B36]=[.E36];&quot;V&quot;;&quot;X&quot;))" office:value-type="string" office:string-value="V" calcext:value-type="string">
            <text:p>V</text:p>
          </table:table-cell>
          <table:table-cell office:value-type="string" calcext:value-type="string">
            <text:p>C</text:p>
          </table:table-cell>
          <table:table-cell table:formula="of:=IF([.$B36]=&quot;&quot;;&quot;?&quot;;IF([.$B36]=[.G36];&quot;V&quot;;&quot;X&quot;))" office:value-type="string" office:string-value="V" calcext:value-type="string">
            <text:p>V</text:p>
          </table:table-cell>
          <table:table-cell/>
          <table:table-cell table:formula="of:=IF([.$B36]=&quot;&quot;;&quot;?&quot;;IF([.$B36]=[.I36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pan text:style-name="T2">D</text:span>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37]=&quot;&quot;;&quot;?&quot;;IF([.$B37]=[.C37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37]=&quot;&quot;;&quot;?&quot;;IF([.$B37]=[.E37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formula="of:=IF([.$B37]=&quot;&quot;;&quot;?&quot;;IF([.$B37]=[.G37];&quot;V&quot;;&quot;X&quot;))" office:value-type="string" office:string-value="V" calcext:value-type="string">
            <text:p>V</text:p>
          </table:table-cell>
          <table:table-cell/>
          <table:table-cell table:formula="of:=IF([.$B37]=&quot;&quot;;&quot;?&quot;;IF([.$B37]=[.I37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pan text:style-name="T2">A D</text:span></text:p>
          </table:table-cell>
          <table:table-cell office:value-type="string" calcext:value-type="string">
            <text:p><text:span text:style-name="T2">A D</text:span></text:p>
          </table:table-cell>
          <table:table-cell table:formula="of:=IF([.$B38]=&quot;&quot;;&quot;?&quot;;IF([.$B38]=[.C38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 D</text:span></text:p>
          </table:table-cell>
          <table:table-cell table:formula="of:=IF([.$B38]=&quot;&quot;;&quot;?&quot;;IF([.$B38]=[.E38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D</text:p>
          </table:table-cell>
          <table:table-cell table:formula="of:=IF([.$B38]=&quot;&quot;;&quot;?&quot;;IF([.$B38]=[.G38];&quot;V&quot;;&quot;X&quot;))" office:value-type="string" office:string-value="V" calcext:value-type="string">
            <text:p>V</text:p>
          </table:table-cell>
          <table:table-cell/>
          <table:table-cell table:formula="of:=IF([.$B38]=&quot;&quot;;&quot;?&quot;;IF([.$B38]=[.I38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2">C</text:span></text:p>
          </table:table-cell>
          <table:table-cell office:value-type="string" calcext:value-type="string">
            <text:p><text:span text:style-name="T2">C</text:span></text:p>
          </table:table-cell>
          <table:table-cell table:formula="of:=IF([.$B39]=&quot;&quot;;&quot;?&quot;;IF([.$B39]=[.C39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C</text:span></text:p>
          </table:table-cell>
          <table:table-cell table:formula="of:=IF([.$B39]=&quot;&quot;;&quot;?&quot;;IF([.$B39]=[.E39];&quot;V&quot;;&quot;X&quot;))" office:value-type="string" office:string-value="V" calcext:value-type="string">
            <text:p>V</text:p>
          </table:table-cell>
          <table:table-cell office:value-type="string" calcext:value-type="string">
            <text:p>C</text:p>
          </table:table-cell>
          <table:table-cell table:formula="of:=IF([.$B39]=&quot;&quot;;&quot;?&quot;;IF([.$B39]=[.G39];&quot;V&quot;;&quot;X&quot;))" office:value-type="string" office:string-value="V" calcext:value-type="string">
            <text:p>V</text:p>
          </table:table-cell>
          <table:table-cell/>
          <table:table-cell table:formula="of:=IF([.$B39]=&quot;&quot;;&quot;?&quot;;IF([.$B39]=[.I39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pan text:style-name="T2">D E</text:span></text:p>
          </table:table-cell>
          <table:table-cell office:value-type="string" calcext:value-type="string">
            <text:p><text:span text:style-name="T2">D E</text:span></text:p>
          </table:table-cell>
          <table:table-cell table:formula="of:=IF([.$B40]=&quot;&quot;;&quot;?&quot;;IF([.$B40]=[.C40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B D</text:span></text:p>
          </table:table-cell>
          <table:table-cell table:formula="of:=IF([.$B40]=&quot;&quot;;&quot;?&quot;;IF([.$B40]=[.E40];&quot;V&quot;;&quot;X&quot;))" office:value-type="string" office:string-value="X" calcext:value-type="string">
            <text:p>X</text:p>
          </table:table-cell>
          <table:table-cell office:value-type="string" calcext:value-type="string">
            <text:p>D E</text:p>
          </table:table-cell>
          <table:table-cell table:formula="of:=IF([.$B40]=&quot;&quot;;&quot;?&quot;;IF([.$B40]=[.G40];&quot;V&quot;;&quot;X&quot;))" office:value-type="string" office:string-value="V" calcext:value-type="string">
            <text:p>V</text:p>
          </table:table-cell>
          <table:table-cell/>
          <table:table-cell table:formula="of:=IF([.$B40]=&quot;&quot;;&quot;?&quot;;IF([.$B40]=[.I40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pan text:style-name="T2">E</text:span></text:p>
          </table:table-cell>
          <table:table-cell office:value-type="string" calcext:value-type="string">
            <text:p><text:span text:style-name="T2">E</text:span></text:p>
          </table:table-cell>
          <table:table-cell table:formula="of:=IF([.$B41]=&quot;&quot;;&quot;?&quot;;IF([.$B41]=[.C41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E</text:span></text:p>
          </table:table-cell>
          <table:table-cell table:formula="of:=IF([.$B41]=&quot;&quot;;&quot;?&quot;;IF([.$B41]=[.E41];&quot;V&quot;;&quot;X&quot;))" office:value-type="string" office:string-value="V" calcext:value-type="string">
            <text:p>V</text:p>
          </table:table-cell>
          <table:table-cell office:value-type="string" calcext:value-type="string">
            <text:p>E</text:p>
          </table:table-cell>
          <table:table-cell table:formula="of:=IF([.$B41]=&quot;&quot;;&quot;?&quot;;IF([.$B41]=[.G41];&quot;V&quot;;&quot;X&quot;))" office:value-type="string" office:string-value="V" calcext:value-type="string">
            <text:p>V</text:p>
          </table:table-cell>
          <table:table-cell/>
          <table:table-cell table:formula="of:=IF([.$B41]=&quot;&quot;;&quot;?&quot;;IF([.$B41]=[.I41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office:value-type="string" calcext:value-type="string">
            <text:p><text:span text:style-name="T2">D</text:span>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42]=&quot;&quot;;&quot;?&quot;;IF([.$B42]=[.C42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42]=&quot;&quot;;&quot;?&quot;;IF([.$B42]=[.E42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formula="of:=IF([.$B42]=&quot;&quot;;&quot;?&quot;;IF([.$B42]=[.G42];&quot;V&quot;;&quot;X&quot;))" office:value-type="string" office:string-value="V" calcext:value-type="string">
            <text:p>V</text:p>
          </table:table-cell>
          <table:table-cell/>
          <table:table-cell table:formula="of:=IF([.$B42]=&quot;&quot;;&quot;?&quot;;IF([.$B42]=[.I42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43]=&quot;&quot;;&quot;?&quot;;IF([.$B43]=[.C43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43]=&quot;&quot;;&quot;?&quot;;IF([.$B43]=[.E43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formula="of:=IF([.$B43]=&quot;&quot;;&quot;?&quot;;IF([.$B43]=[.G43];&quot;V&quot;;&quot;X&quot;))" office:value-type="string" office:string-value="V" calcext:value-type="string">
            <text:p>V</text:p>
          </table:table-cell>
          <table:table-cell/>
          <table:table-cell table:formula="of:=IF([.$B43]=&quot;&quot;;&quot;?&quot;;IF([.$B43]=[.I43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pan text:style-name="T2">C</text:span></text:p>
          </table:table-cell>
          <table:table-cell office:value-type="string" calcext:value-type="string">
            <text:p><text:span text:style-name="T2">C</text:span></text:p>
          </table:table-cell>
          <table:table-cell table:formula="of:=IF([.$B44]=&quot;&quot;;&quot;?&quot;;IF([.$B44]=[.C44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C</text:span></text:p>
          </table:table-cell>
          <table:table-cell table:formula="of:=IF([.$B44]=&quot;&quot;;&quot;?&quot;;IF([.$B44]=[.E44];&quot;V&quot;;&quot;X&quot;))" office:value-type="string" office:string-value="V" calcext:value-type="string">
            <text:p>V</text:p>
          </table:table-cell>
          <table:table-cell office:value-type="string" calcext:value-type="string">
            <text:p>C</text:p>
          </table:table-cell>
          <table:table-cell table:formula="of:=IF([.$B44]=&quot;&quot;;&quot;?&quot;;IF([.$B44]=[.G44];&quot;V&quot;;&quot;X&quot;))" office:value-type="string" office:string-value="V" calcext:value-type="string">
            <text:p>V</text:p>
          </table:table-cell>
          <table:table-cell/>
          <table:table-cell table:formula="of:=IF([.$B44]=&quot;&quot;;&quot;?&quot;;IF([.$B44]=[.I44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pan text:style-name="T2">E</text:span></text:p>
          </table:table-cell>
          <table:table-cell office:value-type="string" calcext:value-type="string">
            <text:p><text:span text:style-name="T2">E</text:span></text:p>
          </table:table-cell>
          <table:table-cell table:formula="of:=IF([.$B45]=&quot;&quot;;&quot;?&quot;;IF([.$B45]=[.C45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E</text:span></text:p>
          </table:table-cell>
          <table:table-cell table:formula="of:=IF([.$B45]=&quot;&quot;;&quot;?&quot;;IF([.$B45]=[.E45];&quot;V&quot;;&quot;X&quot;))" office:value-type="string" office:string-value="V" calcext:value-type="string">
            <text:p>V</text:p>
          </table:table-cell>
          <table:table-cell office:value-type="string" calcext:value-type="string">
            <text:p>E</text:p>
          </table:table-cell>
          <table:table-cell table:formula="of:=IF([.$B45]=&quot;&quot;;&quot;?&quot;;IF([.$B45]=[.G45];&quot;V&quot;;&quot;X&quot;))" office:value-type="string" office:string-value="V" calcext:value-type="string">
            <text:p>V</text:p>
          </table:table-cell>
          <table:table-cell/>
          <table:table-cell table:formula="of:=IF([.$B45]=&quot;&quot;;&quot;?&quot;;IF([.$B45]=[.I45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pan text:style-name="T2">D</text:span>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46]=&quot;&quot;;&quot;?&quot;;IF([.$B46]=[.C46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46]=&quot;&quot;;&quot;?&quot;;IF([.$B46]=[.E46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formula="of:=IF([.$B46]=&quot;&quot;;&quot;?&quot;;IF([.$B46]=[.G46];&quot;V&quot;;&quot;X&quot;))" office:value-type="string" office:string-value="V" calcext:value-type="string">
            <text:p>V</text:p>
          </table:table-cell>
          <table:table-cell/>
          <table:table-cell table:formula="of:=IF([.$B46]=&quot;&quot;;&quot;?&quot;;IF([.$B46]=[.I46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pan text:style-name="T2">A B</text:span></text:p>
          </table:table-cell>
          <table:table-cell office:value-type="string" calcext:value-type="string">
            <text:p><text:span text:style-name="T2">A B</text:span></text:p>
          </table:table-cell>
          <table:table-cell table:formula="of:=IF([.$B47]=&quot;&quot;;&quot;?&quot;;IF([.$B47]=[.C47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 B</text:span></text:p>
          </table:table-cell>
          <table:table-cell table:formula="of:=IF([.$B47]=&quot;&quot;;&quot;?&quot;;IF([.$B47]=[.E47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B</text:p>
          </table:table-cell>
          <table:table-cell table:formula="of:=IF([.$B47]=&quot;&quot;;&quot;?&quot;;IF([.$B47]=[.G47];&quot;V&quot;;&quot;X&quot;))" office:value-type="string" office:string-value="V" calcext:value-type="string">
            <text:p>V</text:p>
          </table:table-cell>
          <table:table-cell/>
          <table:table-cell table:formula="of:=IF([.$B47]=&quot;&quot;;&quot;?&quot;;IF([.$B47]=[.I47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pan text:style-name="T2">B</text:span></text:p>
          </table:table-cell>
          <table:table-cell office:value-type="string" calcext:value-type="string">
            <text:p><text:span text:style-name="T2">B</text:span></text:p>
          </table:table-cell>
          <table:table-cell table:formula="of:=IF([.$B48]=&quot;&quot;;&quot;?&quot;;IF([.$B48]=[.C48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B</text:span></text:p>
          </table:table-cell>
          <table:table-cell table:formula="of:=IF([.$B48]=&quot;&quot;;&quot;?&quot;;IF([.$B48]=[.E48];&quot;V&quot;;&quot;X&quot;))" office:value-type="string" office:string-value="V" calcext:value-type="string">
            <text:p>V</text:p>
          </table:table-cell>
          <table:table-cell office:value-type="string" calcext:value-type="string">
            <text:p>B</text:p>
          </table:table-cell>
          <table:table-cell table:formula="of:=IF([.$B48]=&quot;&quot;;&quot;?&quot;;IF([.$B48]=[.G48];&quot;V&quot;;&quot;X&quot;))" office:value-type="string" office:string-value="V" calcext:value-type="string">
            <text:p>V</text:p>
          </table:table-cell>
          <table:table-cell/>
          <table:table-cell table:formula="of:=IF([.$B48]=&quot;&quot;;&quot;?&quot;;IF([.$B48]=[.I48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pan text:style-name="T2">A B</text:span></text:p>
          </table:table-cell>
          <table:table-cell office:value-type="string" calcext:value-type="string">
            <text:p><text:span text:style-name="T2">A B</text:span></text:p>
          </table:table-cell>
          <table:table-cell table:formula="of:=IF([.$B49]=&quot;&quot;;&quot;?&quot;;IF([.$B49]=[.C49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 B</text:span></text:p>
          </table:table-cell>
          <table:table-cell table:formula="of:=IF([.$B49]=&quot;&quot;;&quot;?&quot;;IF([.$B49]=[.E49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B</text:p>
          </table:table-cell>
          <table:table-cell table:formula="of:=IF([.$B49]=&quot;&quot;;&quot;?&quot;;IF([.$B49]=[.G49];&quot;V&quot;;&quot;X&quot;))" office:value-type="string" office:string-value="V" calcext:value-type="string">
            <text:p>V</text:p>
          </table:table-cell>
          <table:table-cell/>
          <table:table-cell table:formula="of:=IF([.$B49]=&quot;&quot;;&quot;?&quot;;IF([.$B49]=[.I49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pan text:style-name="T2">A C D</text:span></text:p>
          </table:table-cell>
          <table:table-cell office:value-type="string" calcext:value-type="string">
            <text:p><text:span text:style-name="T2">A C D</text:span></text:p>
          </table:table-cell>
          <table:table-cell table:formula="of:=IF([.$B50]=&quot;&quot;;&quot;?&quot;;IF([.$B50]=[.C50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 C D</text:span></text:p>
          </table:table-cell>
          <table:table-cell table:formula="of:=IF([.$B50]=&quot;&quot;;&quot;?&quot;;IF([.$B50]=[.E50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C D</text:p>
          </table:table-cell>
          <table:table-cell table:formula="of:=IF([.$B50]=&quot;&quot;;&quot;?&quot;;IF([.$B50]=[.G50];&quot;V&quot;;&quot;X&quot;))" office:value-type="string" office:string-value="V" calcext:value-type="string">
            <text:p>V</text:p>
          </table:table-cell>
          <table:table-cell/>
          <table:table-cell table:formula="of:=IF([.$B50]=&quot;&quot;;&quot;?&quot;;IF([.$B50]=[.I50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51]=&quot;&quot;;&quot;?&quot;;IF([.$B51]=[.C51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51]=&quot;&quot;;&quot;?&quot;;IF([.$B51]=[.E51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formula="of:=IF([.$B51]=&quot;&quot;;&quot;?&quot;;IF([.$B51]=[.G51];&quot;V&quot;;&quot;X&quot;))" office:value-type="string" office:string-value="V" calcext:value-type="string">
            <text:p>V</text:p>
          </table:table-cell>
          <table:table-cell/>
          <table:table-cell table:formula="of:=IF([.$B51]=&quot;&quot;;&quot;?&quot;;IF([.$B51]=[.I51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office:value-type="string" calcext:value-type="string">
            <text:p><text:span text:style-name="T2">E</text:span></text:p>
          </table:table-cell>
          <table:table-cell office:value-type="string" calcext:value-type="string">
            <text:p><text:span text:style-name="T2">E</text:span></text:p>
          </table:table-cell>
          <table:table-cell table:formula="of:=IF([.$B52]=&quot;&quot;;&quot;?&quot;;IF([.$B52]=[.C52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E</text:span></text:p>
          </table:table-cell>
          <table:table-cell table:formula="of:=IF([.$B52]=&quot;&quot;;&quot;?&quot;;IF([.$B52]=[.E52];&quot;V&quot;;&quot;X&quot;))" office:value-type="string" office:string-value="V" calcext:value-type="string">
            <text:p>V</text:p>
          </table:table-cell>
          <table:table-cell office:value-type="string" calcext:value-type="string">
            <text:p>E</text:p>
          </table:table-cell>
          <table:table-cell table:formula="of:=IF([.$B52]=&quot;&quot;;&quot;?&quot;;IF([.$B52]=[.G52];&quot;V&quot;;&quot;X&quot;))" office:value-type="string" office:string-value="V" calcext:value-type="string">
            <text:p>V</text:p>
          </table:table-cell>
          <table:table-cell/>
          <table:table-cell table:formula="of:=IF([.$B52]=&quot;&quot;;&quot;?&quot;;IF([.$B52]=[.I52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pan text:style-name="T2">E</text:span></text:p>
          </table:table-cell>
          <table:table-cell office:value-type="string" calcext:value-type="string">
            <text:p><text:span text:style-name="T2">E</text:span></text:p>
          </table:table-cell>
          <table:table-cell table:formula="of:=IF([.$B53]=&quot;&quot;;&quot;?&quot;;IF([.$B53]=[.C53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E</text:span></text:p>
          </table:table-cell>
          <table:table-cell table:formula="of:=IF([.$B53]=&quot;&quot;;&quot;?&quot;;IF([.$B53]=[.E53];&quot;V&quot;;&quot;X&quot;))" office:value-type="string" office:string-value="V" calcext:value-type="string">
            <text:p>V</text:p>
          </table:table-cell>
          <table:table-cell office:value-type="string" calcext:value-type="string">
            <text:p>E</text:p>
          </table:table-cell>
          <table:table-cell table:formula="of:=IF([.$B53]=&quot;&quot;;&quot;?&quot;;IF([.$B53]=[.G53];&quot;V&quot;;&quot;X&quot;))" office:value-type="string" office:string-value="V" calcext:value-type="string">
            <text:p>V</text:p>
          </table:table-cell>
          <table:table-cell/>
          <table:table-cell table:formula="of:=IF([.$B53]=&quot;&quot;;&quot;?&quot;;IF([.$B53]=[.I53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pan text:style-name="T2">D</text:span>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54]=&quot;&quot;;&quot;?&quot;;IF([.$B54]=[.C54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54]=&quot;&quot;;&quot;?&quot;;IF([.$B54]=[.E54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formula="of:=IF([.$B54]=&quot;&quot;;&quot;?&quot;;IF([.$B54]=[.G54];&quot;V&quot;;&quot;X&quot;))" office:value-type="string" office:string-value="V" calcext:value-type="string">
            <text:p>V</text:p>
          </table:table-cell>
          <table:table-cell/>
          <table:table-cell table:formula="of:=IF([.$B54]=&quot;&quot;;&quot;?&quot;;IF([.$B54]=[.I54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pan text:style-name="T2">V</text:span></text:p>
          </table:table-cell>
          <table:table-cell office:value-type="string" calcext:value-type="string">
            <text:p><text:span text:style-name="T2">V</text:span></text:p>
          </table:table-cell>
          <table:table-cell table:formula="of:=IF([.$B55]=&quot;&quot;;&quot;?&quot;;IF([.$B55]=[.C55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V</text:span></text:p>
          </table:table-cell>
          <table:table-cell table:formula="of:=IF([.$B55]=&quot;&quot;;&quot;?&quot;;IF([.$B55]=[.E55];&quot;V&quot;;&quot;X&quot;)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table:formula="of:=IF([.$B55]=&quot;&quot;;&quot;?&quot;;IF([.$B55]=[.G55];&quot;V&quot;;&quot;X&quot;))" office:value-type="string" office:string-value="V" calcext:value-type="string">
            <text:p>V</text:p>
          </table:table-cell>
          <table:table-cell/>
          <table:table-cell table:formula="of:=IF([.$B55]=&quot;&quot;;&quot;?&quot;;IF([.$B55]=[.I55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pan text:style-name="T2">A</text:span>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56]=&quot;&quot;;&quot;?&quot;;IF([.$B56]=[.C56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56]=&quot;&quot;;&quot;?&quot;;IF([.$B56]=[.E56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formula="of:=IF([.$B56]=&quot;&quot;;&quot;?&quot;;IF([.$B56]=[.G56];&quot;V&quot;;&quot;X&quot;))" office:value-type="string" office:string-value="V" calcext:value-type="string">
            <text:p>V</text:p>
          </table:table-cell>
          <table:table-cell/>
          <table:table-cell table:formula="of:=IF([.$B56]=&quot;&quot;;&quot;?&quot;;IF([.$B56]=[.I56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57]=&quot;&quot;;&quot;?&quot;;IF([.$B57]=[.C57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57]=&quot;&quot;;&quot;?&quot;;IF([.$B57]=[.E57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formula="of:=IF([.$B57]=&quot;&quot;;&quot;?&quot;;IF([.$B57]=[.G57];&quot;V&quot;;&quot;X&quot;))" office:value-type="string" office:string-value="V" calcext:value-type="string">
            <text:p>V</text:p>
          </table:table-cell>
          <table:table-cell/>
          <table:table-cell table:formula="of:=IF([.$B57]=&quot;&quot;;&quot;?&quot;;IF([.$B57]=[.I57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pan text:style-name="T2">A</text:span>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58]=&quot;&quot;;&quot;?&quot;;IF([.$B58]=[.C58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58]=&quot;&quot;;&quot;?&quot;;IF([.$B58]=[.E58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formula="of:=IF([.$B58]=&quot;&quot;;&quot;?&quot;;IF([.$B58]=[.G58];&quot;V&quot;;&quot;X&quot;))" office:value-type="string" office:string-value="V" calcext:value-type="string">
            <text:p>V</text:p>
          </table:table-cell>
          <table:table-cell/>
          <table:table-cell table:formula="of:=IF([.$B58]=&quot;&quot;;&quot;?&quot;;IF([.$B58]=[.I58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pan text:style-name="T2">D</text:span>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59]=&quot;&quot;;&quot;?&quot;;IF([.$B59]=[.C59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59]=&quot;&quot;;&quot;?&quot;;IF([.$B59]=[.E59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formula="of:=IF([.$B59]=&quot;&quot;;&quot;?&quot;;IF([.$B59]=[.G59];&quot;V&quot;;&quot;X&quot;))" office:value-type="string" office:string-value="V" calcext:value-type="string">
            <text:p>V</text:p>
          </table:table-cell>
          <table:table-cell/>
          <table:table-cell table:formula="of:=IF([.$B59]=&quot;&quot;;&quot;?&quot;;IF([.$B59]=[.I59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pan text:style-name="T2">A B F</text:span></text:p>
          </table:table-cell>
          <table:table-cell office:value-type="string" calcext:value-type="string">
            <text:p><text:span text:style-name="T2">A B F</text:span></text:p>
          </table:table-cell>
          <table:table-cell table:formula="of:=IF([.$B60]=&quot;&quot;;&quot;?&quot;;IF([.$B60]=[.C60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 B F</text:span></text:p>
          </table:table-cell>
          <table:table-cell table:formula="of:=IF([.$B60]=&quot;&quot;;&quot;?&quot;;IF([.$B60]=[.E60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B F</text:p>
          </table:table-cell>
          <table:table-cell table:formula="of:=IF([.$B60]=&quot;&quot;;&quot;?&quot;;IF([.$B60]=[.G60];&quot;V&quot;;&quot;X&quot;))" office:value-type="string" office:string-value="V" calcext:value-type="string">
            <text:p>V</text:p>
          </table:table-cell>
          <table:table-cell/>
          <table:table-cell table:formula="of:=IF([.$B60]=&quot;&quot;;&quot;?&quot;;IF([.$B60]=[.I60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pan text:style-name="T2">V</text:span></text:p>
          </table:table-cell>
          <table:table-cell office:value-type="string" calcext:value-type="string">
            <text:p><text:span text:style-name="T2">V</text:span></text:p>
          </table:table-cell>
          <table:table-cell table:formula="of:=IF([.$B61]=&quot;&quot;;&quot;?&quot;;IF([.$B61]=[.C61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V</text:span></text:p>
          </table:table-cell>
          <table:table-cell table:formula="of:=IF([.$B61]=&quot;&quot;;&quot;?&quot;;IF([.$B61]=[.E61];&quot;V&quot;;&quot;X&quot;)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table:formula="of:=IF([.$B61]=&quot;&quot;;&quot;?&quot;;IF([.$B61]=[.G61];&quot;V&quot;;&quot;X&quot;))" office:value-type="string" office:string-value="V" calcext:value-type="string">
            <text:p>V</text:p>
          </table:table-cell>
          <table:table-cell/>
          <table:table-cell table:formula="of:=IF([.$B61]=&quot;&quot;;&quot;?&quot;;IF([.$B61]=[.I61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table:style-name="ce14" office:value-type="float" office:value="60" calcext:value-type="float">
            <text:p>60</text:p>
          </table:table-cell>
          <table:table-cell office:value-type="string" calcext:value-type="string">
            <text:p><text:span text:style-name="T2">B</text:span></text:p>
          </table:table-cell>
          <table:table-cell office:value-type="string" calcext:value-type="string">
            <text:p><text:span text:style-name="T2">B</text:span></text:p>
          </table:table-cell>
          <table:table-cell table:formula="of:=IF([.$B62]=&quot;&quot;;&quot;?&quot;;IF([.$B62]=[.C62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B</text:span></text:p>
          </table:table-cell>
          <table:table-cell table:formula="of:=IF([.$B62]=&quot;&quot;;&quot;?&quot;;IF([.$B62]=[.E62];&quot;V&quot;;&quot;X&quot;))" office:value-type="string" office:string-value="V" calcext:value-type="string">
            <text:p>V</text:p>
          </table:table-cell>
          <table:table-cell office:value-type="string" calcext:value-type="string">
            <text:p>B</text:p>
          </table:table-cell>
          <table:table-cell table:formula="of:=IF([.$B62]=&quot;&quot;;&quot;?&quot;;IF([.$B62]=[.G62];&quot;V&quot;;&quot;X&quot;))" office:value-type="string" office:string-value="V" calcext:value-type="string">
            <text:p>V</text:p>
          </table:table-cell>
          <table:table-cell/>
          <table:table-cell table:formula="of:=IF([.$B62]=&quot;&quot;;&quot;?&quot;;IF([.$B62]=[.I62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pan text:style-name="T2">B</text:span></text:p>
          </table:table-cell>
          <table:table-cell office:value-type="string" calcext:value-type="string">
            <text:p><text:span text:style-name="T2">B</text:span></text:p>
          </table:table-cell>
          <table:table-cell table:formula="of:=IF([.$B63]=&quot;&quot;;&quot;?&quot;;IF([.$B63]=[.C63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B</text:span></text:p>
          </table:table-cell>
          <table:table-cell table:formula="of:=IF([.$B63]=&quot;&quot;;&quot;?&quot;;IF([.$B63]=[.E63];&quot;V&quot;;&quot;X&quot;))" office:value-type="string" office:string-value="V" calcext:value-type="string">
            <text:p>V</text:p>
          </table:table-cell>
          <table:table-cell office:value-type="string" calcext:value-type="string">
            <text:p>B</text:p>
          </table:table-cell>
          <table:table-cell table:formula="of:=IF([.$B63]=&quot;&quot;;&quot;?&quot;;IF([.$B63]=[.G63];&quot;V&quot;;&quot;X&quot;))" office:value-type="string" office:string-value="V" calcext:value-type="string">
            <text:p>V</text:p>
          </table:table-cell>
          <table:table-cell/>
          <table:table-cell table:formula="of:=IF([.$B63]=&quot;&quot;;&quot;?&quot;;IF([.$B63]=[.I63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pan text:style-name="T2">D</text:span>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64]=&quot;&quot;;&quot;?&quot;;IF([.$B64]=[.C64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64]=&quot;&quot;;&quot;?&quot;;IF([.$B64]=[.E64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formula="of:=IF([.$B64]=&quot;&quot;;&quot;?&quot;;IF([.$B64]=[.G64];&quot;V&quot;;&quot;X&quot;))" office:value-type="string" office:string-value="V" calcext:value-type="string">
            <text:p>V</text:p>
          </table:table-cell>
          <table:table-cell/>
          <table:table-cell table:formula="of:=IF([.$B64]=&quot;&quot;;&quot;?&quot;;IF([.$B64]=[.I64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pan text:style-name="T2">B C D</text:span></text:p>
          </table:table-cell>
          <table:table-cell office:value-type="string" calcext:value-type="string">
            <text:p><text:span text:style-name="T2">A B D</text:span></text:p>
          </table:table-cell>
          <table:table-cell table:formula="of:=IF([.$B65]=&quot;&quot;;&quot;?&quot;;IF([.$B65]=[.C65];&quot;V&quot;;&quot;X&quot;))" office:value-type="string" office:string-value="X" calcext:value-type="string">
            <text:p>X</text:p>
          </table:table-cell>
          <table:table-cell office:value-type="string" calcext:value-type="string">
            <text:p><text:span text:style-name="T2">B C D</text:span></text:p>
          </table:table-cell>
          <table:table-cell table:formula="of:=IF([.$B65]=&quot;&quot;;&quot;?&quot;;IF([.$B65]=[.E65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B D</text:p>
          </table:table-cell>
          <table:table-cell table:formula="of:=IF([.$B65]=&quot;&quot;;&quot;?&quot;;IF([.$B65]=[.G65];&quot;V&quot;;&quot;X&quot;))" office:value-type="string" office:string-value="X" calcext:value-type="string">
            <text:p>X</text:p>
          </table:table-cell>
          <table:table-cell/>
          <table:table-cell table:formula="of:=IF([.$B65]=&quot;&quot;;&quot;?&quot;;IF([.$B65]=[.I65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pan text:style-name="T2">C D</text:span></text:p>
          </table:table-cell>
          <table:table-cell office:value-type="string" calcext:value-type="string">
            <text:p><text:span text:style-name="T2">C D</text:span></text:p>
          </table:table-cell>
          <table:table-cell table:formula="of:=IF([.$B66]=&quot;&quot;;&quot;?&quot;;IF([.$B66]=[.C66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C D</text:span></text:p>
          </table:table-cell>
          <table:table-cell table:formula="of:=IF([.$B66]=&quot;&quot;;&quot;?&quot;;IF([.$B66]=[.E66];&quot;V&quot;;&quot;X&quot;))" office:value-type="string" office:string-value="V" calcext:value-type="string">
            <text:p>V</text:p>
          </table:table-cell>
          <table:table-cell office:value-type="string" calcext:value-type="string">
            <text:p>C D</text:p>
          </table:table-cell>
          <table:table-cell table:formula="of:=IF([.$B66]=&quot;&quot;;&quot;?&quot;;IF([.$B66]=[.G66];&quot;V&quot;;&quot;X&quot;))" office:value-type="string" office:string-value="V" calcext:value-type="string">
            <text:p>V</text:p>
          </table:table-cell>
          <table:table-cell/>
          <table:table-cell table:formula="of:=IF([.$B66]=&quot;&quot;;&quot;?&quot;;IF([.$B66]=[.I66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2">B</text:span></text:p>
          </table:table-cell>
          <table:table-cell office:value-type="string" calcext:value-type="string">
            <text:p><text:span text:style-name="T2">B</text:span></text:p>
          </table:table-cell>
          <table:table-cell table:formula="of:=IF([.$B67]=&quot;&quot;;&quot;?&quot;;IF([.$B67]=[.C67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B</text:span></text:p>
          </table:table-cell>
          <table:table-cell table:formula="of:=IF([.$B67]=&quot;&quot;;&quot;?&quot;;IF([.$B67]=[.E67];&quot;V&quot;;&quot;X&quot;))" office:value-type="string" office:string-value="V" calcext:value-type="string">
            <text:p>V</text:p>
          </table:table-cell>
          <table:table-cell office:value-type="string" calcext:value-type="string">
            <text:p>B</text:p>
          </table:table-cell>
          <table:table-cell table:formula="of:=IF([.$B67]=&quot;&quot;;&quot;?&quot;;IF([.$B67]=[.G67];&quot;V&quot;;&quot;X&quot;))" office:value-type="string" office:string-value="V" calcext:value-type="string">
            <text:p>V</text:p>
          </table:table-cell>
          <table:table-cell/>
          <table:table-cell table:formula="of:=IF([.$B67]=&quot;&quot;;&quot;?&quot;;IF([.$B67]=[.I67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68]=&quot;&quot;;&quot;?&quot;;IF([.$B68]=[.C68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68]=&quot;&quot;;&quot;?&quot;;IF([.$B68]=[.E68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formula="of:=IF([.$B68]=&quot;&quot;;&quot;?&quot;;IF([.$B68]=[.G68];&quot;V&quot;;&quot;X&quot;))" office:value-type="string" office:string-value="V" calcext:value-type="string">
            <text:p>V</text:p>
          </table:table-cell>
          <table:table-cell/>
          <table:table-cell table:formula="of:=IF([.$B68]=&quot;&quot;;&quot;?&quot;;IF([.$B68]=[.I68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pan text:style-name="T2">A</text:span>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69]=&quot;&quot;;&quot;?&quot;;IF([.$B69]=[.C69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69]=&quot;&quot;;&quot;?&quot;;IF([.$B69]=[.E69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formula="of:=IF([.$B69]=&quot;&quot;;&quot;?&quot;;IF([.$B69]=[.G69];&quot;V&quot;;&quot;X&quot;))" office:value-type="string" office:string-value="V" calcext:value-type="string">
            <text:p>V</text:p>
          </table:table-cell>
          <table:table-cell/>
          <table:table-cell table:formula="of:=IF([.$B69]=&quot;&quot;;&quot;?&quot;;IF([.$B69]=[.I69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pan text:style-name="T2">C</text:span></text:p>
          </table:table-cell>
          <table:table-cell office:value-type="string" calcext:value-type="string">
            <text:p><text:span text:style-name="T2">C</text:span></text:p>
          </table:table-cell>
          <table:table-cell table:formula="of:=IF([.$B70]=&quot;&quot;;&quot;?&quot;;IF([.$B70]=[.C70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C</text:span></text:p>
          </table:table-cell>
          <table:table-cell table:formula="of:=IF([.$B70]=&quot;&quot;;&quot;?&quot;;IF([.$B70]=[.E70];&quot;V&quot;;&quot;X&quot;))" office:value-type="string" office:string-value="V" calcext:value-type="string">
            <text:p>V</text:p>
          </table:table-cell>
          <table:table-cell office:value-type="string" calcext:value-type="string">
            <text:p>C</text:p>
          </table:table-cell>
          <table:table-cell table:formula="of:=IF([.$B70]=&quot;&quot;;&quot;?&quot;;IF([.$B70]=[.G70];&quot;V&quot;;&quot;X&quot;))" office:value-type="string" office:string-value="V" calcext:value-type="string">
            <text:p>V</text:p>
          </table:table-cell>
          <table:table-cell/>
          <table:table-cell table:formula="of:=IF([.$B70]=&quot;&quot;;&quot;?&quot;;IF([.$B70]=[.I70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pan text:style-name="T2">A</text:span>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71]=&quot;&quot;;&quot;?&quot;;IF([.$B71]=[.C71];&quot;V&quot;;&quot;X&quot;))" office:value-type="string" office:string-value="X" calcext:value-type="string">
            <text:p>X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71]=&quot;&quot;;&quot;?&quot;;IF([.$B71]=[.E71];&quot;V&quot;;&quot;X&quot;))" office:value-type="string" office:string-value="X" calcext:value-type="string">
            <text:p>X</text:p>
          </table:table-cell>
          <table:table-cell office:value-type="string" calcext:value-type="string">
            <text:p>D</text:p>
          </table:table-cell>
          <table:table-cell table:formula="of:=IF([.$B71]=&quot;&quot;;&quot;?&quot;;IF([.$B71]=[.G71];&quot;V&quot;;&quot;X&quot;))" office:value-type="string" office:string-value="X" calcext:value-type="string">
            <text:p>X</text:p>
          </table:table-cell>
          <table:table-cell/>
          <table:table-cell table:formula="of:=IF([.$B71]=&quot;&quot;;&quot;?&quot;;IF([.$B71]=[.I71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table:style-name="ce14" office:value-type="float" office:value="70" calcext:value-type="float">
            <text:p>70</text:p>
          </table:table-cell>
          <table:table-cell office:value-type="string" calcext:value-type="string">
            <text:p><text:span text:style-name="T2">B D</text:span></text:p>
          </table:table-cell>
          <table:table-cell office:value-type="string" calcext:value-type="string">
            <text:p><text:span text:style-name="T2">B</text:span></text:p>
          </table:table-cell>
          <table:table-cell table:formula="of:=IF([.$B72]=&quot;&quot;;&quot;?&quot;;IF([.$B72]=[.C72];&quot;V&quot;;&quot;X&quot;))" office:value-type="string" office:string-value="X" calcext:value-type="string">
            <text:p>X</text:p>
          </table:table-cell>
          <table:table-cell office:value-type="string" calcext:value-type="string">
            <text:p><text:span text:style-name="T2">B D</text:span></text:p>
          </table:table-cell>
          <table:table-cell table:formula="of:=IF([.$B72]=&quot;&quot;;&quot;?&quot;;IF([.$B72]=[.E72];&quot;V&quot;;&quot;X&quot;))" office:value-type="string" office:string-value="V" calcext:value-type="string">
            <text:p>V</text:p>
          </table:table-cell>
          <table:table-cell office:value-type="string" calcext:value-type="string">
            <text:p>B D</text:p>
          </table:table-cell>
          <table:table-cell table:formula="of:=IF([.$B72]=&quot;&quot;;&quot;?&quot;;IF([.$B72]=[.G72];&quot;V&quot;;&quot;X&quot;))" office:value-type="string" office:string-value="V" calcext:value-type="string">
            <text:p>V</text:p>
          </table:table-cell>
          <table:table-cell/>
          <table:table-cell table:formula="of:=IF([.$B72]=&quot;&quot;;&quot;?&quot;;IF([.$B72]=[.I72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pan text:style-name="T2">D</text:span>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73]=&quot;&quot;;&quot;?&quot;;IF([.$B73]=[.C73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73]=&quot;&quot;;&quot;?&quot;;IF([.$B73]=[.E73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formula="of:=IF([.$B73]=&quot;&quot;;&quot;?&quot;;IF([.$B73]=[.G73];&quot;V&quot;;&quot;X&quot;))" office:value-type="string" office:string-value="V" calcext:value-type="string">
            <text:p>V</text:p>
          </table:table-cell>
          <table:table-cell/>
          <table:table-cell table:formula="of:=IF([.$B73]=&quot;&quot;;&quot;?&quot;;IF([.$B73]=[.I73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pan text:style-name="T2">X</text:span>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74]=&quot;&quot;;&quot;?&quot;;IF([.$B74]=[.C74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X</text:span></text:p>
          </table:table-cell>
          <table:table-cell table:formula="of:=IF([.$B74]=&quot;&quot;;&quot;?&quot;;IF([.$B74]=[.E74];&quot;V&quot;;&quot;X&quot;))" office:value-type="string" office:string-value="V" calcext:value-type="string">
            <text:p>V</text:p>
          </table:table-cell>
          <table:table-cell office:value-type="string" calcext:value-type="string">
            <text:p>X</text:p>
          </table:table-cell>
          <table:table-cell table:formula="of:=IF([.$B74]=&quot;&quot;;&quot;?&quot;;IF([.$B74]=[.G74];&quot;V&quot;;&quot;X&quot;))" office:value-type="string" office:string-value="V" calcext:value-type="string">
            <text:p>V</text:p>
          </table:table-cell>
          <table:table-cell/>
          <table:table-cell table:formula="of:=IF([.$B74]=&quot;&quot;;&quot;?&quot;;IF([.$B74]=[.I74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pan text:style-name="T2">A B C</text:span></text:p>
          </table:table-cell>
          <table:table-cell office:value-type="string" calcext:value-type="string">
            <text:p><text:span text:style-name="T2">A B C</text:span></text:p>
          </table:table-cell>
          <table:table-cell table:formula="of:=IF([.$B75]=&quot;&quot;;&quot;?&quot;;IF([.$B75]=[.C75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 B C</text:span></text:p>
          </table:table-cell>
          <table:table-cell table:formula="of:=IF([.$B75]=&quot;&quot;;&quot;?&quot;;IF([.$B75]=[.E75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B C</text:p>
          </table:table-cell>
          <table:table-cell table:formula="of:=IF([.$B75]=&quot;&quot;;&quot;?&quot;;IF([.$B75]=[.G75];&quot;V&quot;;&quot;X&quot;))" office:value-type="string" office:string-value="V" calcext:value-type="string">
            <text:p>V</text:p>
          </table:table-cell>
          <table:table-cell/>
          <table:table-cell table:formula="of:=IF([.$B75]=&quot;&quot;;&quot;?&quot;;IF([.$B75]=[.I75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pan text:style-name="T2">B D</text:span></text:p>
          </table:table-cell>
          <table:table-cell office:value-type="string" calcext:value-type="string">
            <text:p><text:span text:style-name="T2">B D</text:span></text:p>
          </table:table-cell>
          <table:table-cell table:formula="of:=IF([.$B76]=&quot;&quot;;&quot;?&quot;;IF([.$B76]=[.C76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B D</text:span></text:p>
          </table:table-cell>
          <table:table-cell table:formula="of:=IF([.$B76]=&quot;&quot;;&quot;?&quot;;IF([.$B76]=[.E76];&quot;V&quot;;&quot;X&quot;))" office:value-type="string" office:string-value="V" calcext:value-type="string">
            <text:p>V</text:p>
          </table:table-cell>
          <table:table-cell office:value-type="string" calcext:value-type="string">
            <text:p>B D</text:p>
          </table:table-cell>
          <table:table-cell table:formula="of:=IF([.$B76]=&quot;&quot;;&quot;?&quot;;IF([.$B76]=[.G76];&quot;V&quot;;&quot;X&quot;))" office:value-type="string" office:string-value="V" calcext:value-type="string">
            <text:p>V</text:p>
          </table:table-cell>
          <table:table-cell/>
          <table:table-cell table:formula="of:=IF([.$B76]=&quot;&quot;;&quot;?&quot;;IF([.$B76]=[.I76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pan text:style-name="T2">E</text:span></text:p>
          </table:table-cell>
          <table:table-cell office:value-type="string" calcext:value-type="string">
            <text:p><text:span text:style-name="T2">E</text:span></text:p>
          </table:table-cell>
          <table:table-cell table:formula="of:=IF([.$B77]=&quot;&quot;;&quot;?&quot;;IF([.$B77]=[.C77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E</text:span></text:p>
          </table:table-cell>
          <table:table-cell table:formula="of:=IF([.$B77]=&quot;&quot;;&quot;?&quot;;IF([.$B77]=[.E77];&quot;V&quot;;&quot;X&quot;))" office:value-type="string" office:string-value="V" calcext:value-type="string">
            <text:p>V</text:p>
          </table:table-cell>
          <table:table-cell office:value-type="string" calcext:value-type="string">
            <text:p>E</text:p>
          </table:table-cell>
          <table:table-cell table:formula="of:=IF([.$B77]=&quot;&quot;;&quot;?&quot;;IF([.$B77]=[.G77];&quot;V&quot;;&quot;X&quot;))" office:value-type="string" office:string-value="V" calcext:value-type="string">
            <text:p>V</text:p>
          </table:table-cell>
          <table:table-cell/>
          <table:table-cell table:formula="of:=IF([.$B77]=&quot;&quot;;&quot;?&quot;;IF([.$B77]=[.I77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pan text:style-name="T2">B C</text:span></text:p>
          </table:table-cell>
          <table:table-cell office:value-type="string" calcext:value-type="string">
            <text:p><text:span text:style-name="T2">B C</text:span></text:p>
          </table:table-cell>
          <table:table-cell table:formula="of:=IF([.$B78]=&quot;&quot;;&quot;?&quot;;IF([.$B78]=[.C78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B C</text:span></text:p>
          </table:table-cell>
          <table:table-cell table:formula="of:=IF([.$B78]=&quot;&quot;;&quot;?&quot;;IF([.$B78]=[.E78];&quot;V&quot;;&quot;X&quot;))" office:value-type="string" office:string-value="V" calcext:value-type="string">
            <text:p>V</text:p>
          </table:table-cell>
          <table:table-cell office:value-type="string" calcext:value-type="string">
            <text:p>B C</text:p>
          </table:table-cell>
          <table:table-cell table:formula="of:=IF([.$B78]=&quot;&quot;;&quot;?&quot;;IF([.$B78]=[.G78];&quot;V&quot;;&quot;X&quot;))" office:value-type="string" office:string-value="V" calcext:value-type="string">
            <text:p>V</text:p>
          </table:table-cell>
          <table:table-cell/>
          <table:table-cell table:formula="of:=IF([.$B78]=&quot;&quot;;&quot;?&quot;;IF([.$B78]=[.I78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pan text:style-name="T2">A</text:span>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79]=&quot;&quot;;&quot;?&quot;;IF([.$B79]=[.C79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</text:span></text:p>
          </table:table-cell>
          <table:table-cell table:formula="of:=IF([.$B79]=&quot;&quot;;&quot;?&quot;;IF([.$B79]=[.E79];&quot;V&quot;;&quot;X&quot;))" office:value-type="string" office:string-value="V" calcext:value-type="string">
            <text:p>V</text:p>
          </table:table-cell>
          <table:table-cell office:value-type="string" calcext:value-type="string">
            <text:p>A</text:p>
          </table:table-cell>
          <table:table-cell table:formula="of:=IF([.$B79]=&quot;&quot;;&quot;?&quot;;IF([.$B79]=[.G79];&quot;V&quot;;&quot;X&quot;))" office:value-type="string" office:string-value="V" calcext:value-type="string">
            <text:p>V</text:p>
          </table:table-cell>
          <table:table-cell/>
          <table:table-cell table:formula="of:=IF([.$B79]=&quot;&quot;;&quot;?&quot;;IF([.$B79]=[.I79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pan text:style-name="T2">C D E</text:span></text:p>
          </table:table-cell>
          <table:table-cell office:value-type="string" calcext:value-type="string">
            <text:p><text:span text:style-name="T2">C D E</text:span></text:p>
          </table:table-cell>
          <table:table-cell table:formula="of:=IF([.$B80]=&quot;&quot;;&quot;?&quot;;IF([.$B80]=[.C80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C D E</text:span></text:p>
          </table:table-cell>
          <table:table-cell table:formula="of:=IF([.$B80]=&quot;&quot;;&quot;?&quot;;IF([.$B80]=[.E80];&quot;V&quot;;&quot;X&quot;))" office:value-type="string" office:string-value="V" calcext:value-type="string">
            <text:p>V</text:p>
          </table:table-cell>
          <table:table-cell office:value-type="string" calcext:value-type="string">
            <text:p>C D E</text:p>
          </table:table-cell>
          <table:table-cell table:formula="of:=IF([.$B80]=&quot;&quot;;&quot;?&quot;;IF([.$B80]=[.G80];&quot;V&quot;;&quot;X&quot;))" office:value-type="string" office:string-value="V" calcext:value-type="string">
            <text:p>V</text:p>
          </table:table-cell>
          <table:table-cell/>
          <table:table-cell table:formula="of:=IF([.$B80]=&quot;&quot;;&quot;?&quot;;IF([.$B80]=[.I80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pan text:style-name="T2">D</text:span>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81]=&quot;&quot;;&quot;?&quot;;IF([.$B81]=[.C81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D</text:span></text:p>
          </table:table-cell>
          <table:table-cell table:formula="of:=IF([.$B81]=&quot;&quot;;&quot;?&quot;;IF([.$B81]=[.E81];&quot;V&quot;;&quot;X&quot;))" office:value-type="string" office:string-value="V" calcext:value-type="string">
            <text:p>V</text:p>
          </table:table-cell>
          <table:table-cell office:value-type="string" calcext:value-type="string">
            <text:p>D</text:p>
          </table:table-cell>
          <table:table-cell table:formula="of:=IF([.$B81]=&quot;&quot;;&quot;?&quot;;IF([.$B81]=[.G81];&quot;V&quot;;&quot;X&quot;))" office:value-type="string" office:string-value="V" calcext:value-type="string">
            <text:p>V</text:p>
          </table:table-cell>
          <table:table-cell/>
          <table:table-cell table:formula="of:=IF([.$B81]=&quot;&quot;;&quot;?&quot;;IF([.$B81]=[.I81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table:style-name="ce14" office:value-type="float" office:value="80" calcext:value-type="float">
            <text:p>80</text:p>
          </table:table-cell>
          <table:table-cell office:value-type="string" calcext:value-type="string">
            <text:p><text:span text:style-name="T2">A D</text:span></text:p>
          </table:table-cell>
          <table:table-cell office:value-type="string" calcext:value-type="string">
            <text:p><text:span text:style-name="T2">A D</text:span></text:p>
          </table:table-cell>
          <table:table-cell table:formula="of:=IF([.$B82]=&quot;&quot;;&quot;?&quot;;IF([.$B82]=[.C82];&quot;V&quot;;&quot;X&quot;))" office:value-type="string" office:string-value="V" calcext:value-type="string">
            <text:p>V</text:p>
          </table:table-cell>
          <table:table-cell office:value-type="string" calcext:value-type="string">
            <text:p><text:span text:style-name="T2">A D</text:span></text:p>
          </table:table-cell>
          <table:table-cell table:formula="of:=IF([.$B82]=&quot;&quot;;&quot;?&quot;;IF([.$B82]=[.E82];&quot;V&quot;;&quot;X&quot;))" office:value-type="string" office:string-value="V" calcext:value-type="string">
            <text:p>V</text:p>
          </table:table-cell>
          <table:table-cell office:value-type="string" calcext:value-type="string">
            <text:p>A D</text:p>
          </table:table-cell>
          <table:table-cell table:formula="of:=IF([.$B82]=&quot;&quot;;&quot;?&quot;;IF([.$B82]=[.G82];&quot;V&quot;;&quot;X&quot;))" office:value-type="string" office:string-value="V" calcext:value-type="string">
            <text:p>V</text:p>
          </table:table-cell>
          <table:table-cell/>
          <table:table-cell table:formula="of:=IF([.$B82]=&quot;&quot;;&quot;?&quot;;IF([.$B82]=[.I82];&quot;V&quot;;&quot;X&quot;))" office:value-type="string" office:string-value="X" calcext:value-type="string">
            <text:p>X</text:p>
          </table:table-cell>
          <table:table-cell table:number-columns-repeated="1114"/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114"/>
        </table:table-row>
        <table:table-row table:style-name="ro1">
          <table:table-cell table:style-name="ce3" office:value-type="string" calcext:value-type="string" table:number-columns-spanned="3" table:number-rows-spanned="1">
            <text:p><text:span text:style-name="T1">Total</text:span></text:p>
          </table:table-cell>
          <table:covered-table-cell table:number-columns-repeated="2"/>
          <table:table-cell table:style-name="ce13"/>
          <table:table-cell table:style-name="ce14"/>
          <table:table-cell table:style-name="ce16" table:formula="of:=(COUNTIF([.F3:.F82];&quot;V&quot;)/COUNTIF([.F3:.F82];&quot;&lt;&gt;&quot;))" office:value-type="percentage" office:value="0.975" calcext:value-type="percentage">
            <text:p>97.50%</text:p>
          </table:table-cell>
          <table:table-cell table:style-name="ce13"/>
          <table:table-cell table:style-name="ce16" table:formula="of:=(COUNTIF([.H3:.H82];&quot;V&quot;)/COUNTIF([.H3:.H82];&quot;&lt;&gt;&quot;))" office:value-type="percentage" office:value="0.9625" calcext:value-type="percentage">
            <text:p>96.25%</text:p>
          </table:table-cell>
          <table:table-cell table:style-name="ce13"/>
          <table:table-cell table:style-name="ce16" table:formula="of:=(COUNTIF([.J3:.J82];&quot;V&quot;)/COUNTIF([.J3:.J82];&quot;&lt;&gt;&quot;))" office:value-type="percentage" office:value="0" calcext:value-type="percentage">
            <text:p>0.00%</text:p>
          </table:table-cell>
          <table:table-cell table:number-columns-repeated="1114"/>
        </table:table-row>
        <table:table-row table:style-name="ro3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1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x_5f_ce15" style:display-name="dx_ce15" style:family="table-cell" style:parent-style-name="Default">
      <style:table-cell-properties fo:background-color="#ccffcc"/>
      <style:text-properties fo:color="#006600" fo:font-style="normal" fo:font-weight="normal"/>
    </style:style>
    <style:style style:name="dx_5f_ce16" style:display-name="dx_ce16" style:family="table-cell" style:parent-style-name="Default">
      <style:table-cell-properties fo:background-color="#ffcccc"/>
      <style:text-properties fo:color="#cc0000" fo:font-style="normal" fo:font-weight="normal"/>
    </style:style>
  </office:styles>
  <office:automatic-styles>
    <style:page-layout style:name="Mpm1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/>
    <meta:creation-date/>
    <meta:editing-cycles>1</meta:editing-cycles>
    <meta:editing-duration>PT4S</meta:editing-duration>
    <dc:date>2023-03-29T16:37:53.425000000</dc:date>
    <meta:document-statistic meta:table-count="1" meta:cell-count="733" meta:object-count="0"/>
  </office:meta>
</office:document-meta>
</file>